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69f" officeooo:paragraph-rsid="0002369f"/>
    </style:style>
    <style:style style:name="P2" style:family="paragraph" style:parent-style-name="Standard" style:list-style-name="L1">
      <style:text-properties officeooo:rsid="0002369f" officeooo:paragraph-rsid="0002369f"/>
    </style:style>
    <style:style style:name="P3" style:family="paragraph" style:parent-style-name="Standard">
      <style:paragraph-properties fo:text-align="center" style:justify-single-word="false"/>
      <style:text-properties officeooo:rsid="0002369f" officeooo:paragraph-rsid="0002369f"/>
    </style:style>
    <style:style style:name="P4" style:family="paragraph" style:parent-style-name="Standard" style:list-style-name="L1">
      <style:text-properties officeooo:rsid="00030cd4" officeooo:paragraph-rsid="00030cd4"/>
    </style:style>
    <style:style style:name="P5" style:family="paragraph" style:parent-style-name="Standard" style:list-style-name="L1">
      <style:text-properties officeooo:paragraph-rsid="00030cd4"/>
    </style:style>
    <style:style style:name="P6" style:family="paragraph" style:parent-style-name="Standard" style:list-style-name="L1">
      <style:text-properties officeooo:paragraph-rsid="00035431"/>
    </style:style>
    <style:style style:name="P7" style:family="paragraph" style:parent-style-name="Standard" style:list-style-name="L1">
      <style:text-properties officeooo:rsid="00035431" officeooo:paragraph-rsid="00035431"/>
    </style:style>
    <style:style style:name="P8" style:family="paragraph" style:parent-style-name="Header">
      <style:paragraph-properties fo:text-align="center" style:justify-single-word="false"/>
      <style:text-properties fo:font-size="14pt" fo:font-weight="bold" officeooo:rsid="00054277" officeooo:paragraph-rsid="00054277" style:font-size-asian="14pt" style:font-weight-asian="bold" style:font-size-complex="14pt" style:font-weight-complex="bold"/>
    </style:style>
    <style:style style:name="T1" style:family="text">
      <style:text-properties officeooo:rsid="00030cd4"/>
    </style:style>
    <style:style style:name="T2" style:family="text">
      <style:text-properties officeooo:rsid="00035431"/>
    </style:style>
    <style:style style:name="T3" style:family="text">
      <style:text-properties officeooo:rsid="000542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list xml:id="list3199960293" text:style-name="L1">
        <text:list-item>
          <text:p text:style-name="P2">Breaks input into words and operators</text:p>
          <text:list>
            <text:list-item>
              <text:p text:style-name="P4">Quotes:</text:p>
              <text:list>
                <text:list-item>
                  <text:p text:style-name="P4">Single quotes (‘ ‘) Preserve text exactly as-is</text:p>
                </text:list-item>
                <text:list-item>
                  <text:p text:style-name="P4">Double quotes</text:p>
                </text:list-item>
              </text:list>
            </text:list-item>
          </text:list>
        </text:list-item>
        <text:list-item>
          <text:p text:style-name="P2">Parses tokens into simple and compound commands</text:p>
        </text:list-item>
        <text:list-item>
          <text:p text:style-name="P2">Shell Expansion</text:p>
          <text:list>
            <text:list-item>
              <text:p text:style-name="P7"><text:a xlink:type="simple" xlink:href="https://www.gnu.org/software/bash/manual/html_node/Pattern-Matching.html" text:style-name="Internet_20_link" text:visited-style-name="Visited_20_Internet_20_Link">Globbing characters</text:a>:</text:p>
              <text:list>
                <text:list-item>
                  <text:p text:style-name="P7">* Matches and string, including the null string</text:p>
                </text:list-item>
                <text:list-item>
                  <text:p text:style-name="P6"><text:span text:style-name="T2">? Matches any single characters</text:span></text:p>
                </text:list-item>
                <text:list-item>
                  <text:p text:style-name="P7">[…] Matches any of the enclosed characters</text:p>
                </text:list-item>
              </text:list>
            </text:list-item>
            <text:list-item>
              <text:p text:style-name="P7"><text:a xlink:type="simple" xlink:href="https://www.gnu.org/software/bash/manual/html_node/Word-Splitting.html#Word-Splitting" text:style-name="Internet_20_link" text:visited-style-name="Visited_20_Internet_20_Link">Word splitting</text:a></text:p>
            </text:list-item>
          </text:list>
        </text:list-item>
        <text:list-item>
          <text:p text:style-name="P2"><text:a xlink:type="simple" xlink:href="https://www.gnu.org/software/bash/manual/html_node/Redirections.html#Redirections" text:style-name="Internet_20_link" text:visited-style-name="Visited_20_Internet_20_Link">Redirection</text:a></text:p>
          <text:list>
            <text:list-item>
              <text:p text:style-name="P4">&gt; </text:p>
            </text:list-item>
            <text:list-item>
              <text:p text:style-name="P4">&lt;</text:p>
            </text:list-item>
            <text:list-item>
              <text:p text:style-name="P5"><text:span text:style-name="T1">&gt;&gt;</text:span></text:p>
            </text:list-item>
          </text:list>
        </text:list-item>
        <text:list-item>
          <text:p text:style-name="P2"><text:a xlink:type="simple" xlink:href="https://www.gnu.org/software/bash/manual/html_node/Executing-Commands.html#Executing-Commands" text:style-name="Internet_20_link" text:visited-style-name="Visited_20_Internet_20_Link">Executes commands</text:a></text:p>
          <text:list>
            <text:list-item>
              <text:p text:style-name="P4">Searches for command</text:p>
              <text:list>
                <text:list-item>
                  <text:p text:style-name="P4">Builtin</text:p>
                </text:list-item>
                <text:list-item>
                  <text:p text:style-name="P5"><text:span text:style-name="T1">PATH</text:span></text:p>
                </text:list-item>
              </text:list>
            </text:list-item>
            <text:list-item>
              <text:p text:style-name="P4">Fork, Exe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54277" officeooo:paragraph-rsid="00054277" style:font-size-asian="14pt" style:font-weight-asian="bold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sh Operatio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3:19:23.901098903</meta:creation-date>
    <dc:date>2021-01-07T13:57:31.324996360</dc:date>
    <meta:editing-duration>PT7M37S</meta:editing-duration>
    <meta:editing-cycles>1</meta:editing-cycles>
    <meta:document-statistic meta:table-count="0" meta:image-count="0" meta:object-count="0" meta:page-count="1" meta:paragraph-count="21" meta:word-count="86" meta:character-count="459" meta:non-whitespace-character-count="413"/>
    <meta:generator>LibreOffice/6.1.5.2$Linux_X86_64 LibreOffice_project/10$Build-2</meta:generator>
  </office:meta>
</office:document-meta>
</file>